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72.083333333333" calcext:value-type="float">
            <text:p/>
          </table:table-cell>
          <table:table-cell/>
          <table:table-cell table:style-name="ce1" office:value-type="string" calcext:value-type="string">
            <text:p>afgeven tegen</text:p>
          </table:table-cell>
          <table:table-cell table:style-name="ce8" office:value-type="date" office:date-value="2014-06-10" calcext:value-type="date">
            <text:p>41800</text:p>
          </table:table-cell>
          <table:table-cell table:style-name="ce7" office:value-type="string" calcext:value-type="string">
            <text:p>uur/dag</text:p>
          </table:table-cell>
          <table:table-cell table:style-name="Default" table:formula="of:=[.B2]/[.E2]" office:value-type="float" office:value="4.51636904761905"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52.916666666667" calcext:value-type="float">
            <text:p/>
          </table:table-cell>
          <table:table-cell/>
          <table:table-cell table:style-name="ce7" office:value-type="string" calcext:value-type="string">
            <text:p>dagen te gaan</text:p>
          </table:table-cell>
          <table:table-cell table:style-name="ce9" table:formula="of:=DATEDIF(NOW();[.E1];&quot;d&quot;)" office:value-type="float" office:value="56" calcext:value-type="float">
            <text:p/>
          </table:table-cell>
          <table:table-cell table:style-name="ce11" office:value-type="string" calcext:value-type="string">
            <text:p>uur/week</text:p>
          </table:table-cell>
          <table:table-cell table:style-name="Default" table:formula="of:=[.B2]/([.E2]/7)" office:value-type="float" office:value="31.6145833333333"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1"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7"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8.75"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8.75"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8.75"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table:table-cell table:style-name="ce4" table:formula="of:=ISOWEEKNUM([.A158];2)" office:value-type="float" office:value="52" calcext:value-type="float">
            <text:p/>
          </table:table-cell>
          <table:table-cell table:number-columns-repeated="2"/>
          <table:table-cell table:formula="of:=MOD(([.D158]-[.C158])*24;24)" office:value-type="float" office:value="0" calcext:value-type="float">
            <text:p/>
          </table:table-cell>
          <table:table-cell table:formula="of:=SUM([.$E$4:.$E158])" office:value-type="float" office:value="372.083333333333" calcext:value-type="float">
            <text:p/>
          </table:table-cell>
          <table:table-cell table:formula="of:=SUMIF([.$B$4:.$B$300];[.B158];[.$E$4:.$E$300])" office:value-type="float" office:value="0" calcext:value-type="float">
            <text:p/>
          </table:table-cell>
          <table:table-cell table:formula="of:=625-[.F158]" office:value-type="float" office:value="252.916666666667" calcext:value-type="float">
            <text:p/>
          </table:table-cell>
          <table:table-cell table:number-columns-repeated="1016"/>
        </table:table-row>
        <table:table-row table:style-name="ro1">
          <table:table-cell/>
          <table:table-cell table:style-name="ce4" table:formula="of:=ISOWEEKNUM([.A159];2)" office:value-type="float" office:value="52" calcext:value-type="float">
            <text:p/>
          </table:table-cell>
          <table:table-cell table:number-columns-repeated="2"/>
          <table:table-cell table:formula="of:=MOD(([.D159]-[.C159])*24;24)" office:value-type="float" office:value="0" calcext:value-type="float">
            <text:p/>
          </table:table-cell>
          <table:table-cell table:formula="of:=SUM([.$E$4:.$E159])" office:value-type="float" office:value="372.083333333333" calcext:value-type="float">
            <text:p/>
          </table:table-cell>
          <table:table-cell table:formula="of:=SUMIF([.$B$4:.$B$300];[.B159];[.$E$4:.$E$300])" office:value-type="float" office:value="0" calcext:value-type="float">
            <text:p/>
          </table:table-cell>
          <table:table-cell table:formula="of:=625-[.F159]" office:value-type="float" office:value="252.916666666667" calcext:value-type="float">
            <text:p/>
          </table:table-cell>
          <table:table-cell table:number-columns-repeated="1016"/>
        </table:table-row>
        <table:table-row table:style-name="ro1">
          <table:table-cell/>
          <table:table-cell table:style-name="ce4" table:formula="of:=ISOWEEKNUM([.A160];2)" office:value-type="float" office:value="52" calcext:value-type="float">
            <text:p/>
          </table:table-cell>
          <table:table-cell table:number-columns-repeated="2"/>
          <table:table-cell table:formula="of:=MOD(([.D160]-[.C160])*24;24)" office:value-type="float" office:value="0" calcext:value-type="float">
            <text:p/>
          </table:table-cell>
          <table:table-cell table:formula="of:=SUM([.$E$4:.$E160])" office:value-type="float" office:value="372.083333333333" calcext:value-type="float">
            <text:p/>
          </table:table-cell>
          <table:table-cell table:formula="of:=SUMIF([.$B$4:.$B$300];[.B160];[.$E$4:.$E$300])" office:value-type="float" office:value="0" calcext:value-type="float">
            <text:p/>
          </table:table-cell>
          <table:table-cell table:formula="of:=625-[.F160]" office:value-type="float" office:value="252.916666666667" calcext:value-type="float">
            <text:p/>
          </table:table-cell>
          <table:table-cell table:number-columns-repeated="1016"/>
        </table:table-row>
        <table:table-row table:style-name="ro1">
          <table:table-cell/>
          <table:table-cell table:style-name="ce4" table:formula="of:=ISOWEEKNUM([.A161];2)" office:value-type="float" office:value="52" calcext:value-type="float">
            <text:p/>
          </table:table-cell>
          <table:table-cell table:number-columns-repeated="2"/>
          <table:table-cell table:formula="of:=MOD(([.D161]-[.C161])*24;24)" office:value-type="float" office:value="0" calcext:value-type="float">
            <text:p/>
          </table:table-cell>
          <table:table-cell table:formula="of:=SUM([.$E$4:.$E161])" office:value-type="float" office:value="372.083333333333" calcext:value-type="float">
            <text:p/>
          </table:table-cell>
          <table:table-cell table:formula="of:=SUMIF([.$B$4:.$B$300];[.B161];[.$E$4:.$E$300])" office:value-type="float" office:value="0" calcext:value-type="float">
            <text:p/>
          </table:table-cell>
          <table:table-cell table:formula="of:=625-[.F161]" office:value-type="float" office:value="252.916666666667" calcext:value-type="float">
            <text:p/>
          </table:table-cell>
          <table:table-cell table:number-columns-repeated="1016"/>
        </table:table-row>
        <table:table-row table:style-name="ro1">
          <table:table-cell/>
          <table:table-cell table:style-name="ce4" table:formula="of:=ISOWEEKNUM([.A162];2)" office:value-type="float" office:value="52" calcext:value-type="float">
            <text:p/>
          </table:table-cell>
          <table:table-cell table:number-columns-repeated="2"/>
          <table:table-cell table:formula="of:=MOD(([.D162]-[.C162])*24;24)" office:value-type="float" office:value="0" calcext:value-type="float">
            <text:p/>
          </table:table-cell>
          <table:table-cell table:formula="of:=SUM([.$E$4:.$E162])" office:value-type="float" office:value="372.083333333333" calcext:value-type="float">
            <text:p/>
          </table:table-cell>
          <table:table-cell table:formula="of:=SUMIF([.$B$4:.$B$300];[.B162];[.$E$4:.$E$300])" office:value-type="float" office:value="0" calcext:value-type="float">
            <text:p/>
          </table:table-cell>
          <table:table-cell table:formula="of:=625-[.F162]" office:value-type="float" office:value="252.916666666667" calcext:value-type="float">
            <text:p/>
          </table:table-cell>
          <table:table-cell table:number-columns-repeated="1016"/>
        </table:table-row>
        <table:table-row table:style-name="ro1">
          <table:table-cell/>
          <table:table-cell table:style-name="ce4" table:formula="of:=ISOWEEKNUM([.A163];2)" office:value-type="float" office:value="52" calcext:value-type="float">
            <text:p/>
          </table:table-cell>
          <table:table-cell table:number-columns-repeated="2"/>
          <table:table-cell table:formula="of:=MOD(([.D163]-[.C163])*24;24)" office:value-type="float" office:value="0" calcext:value-type="float">
            <text:p/>
          </table:table-cell>
          <table:table-cell table:formula="of:=SUM([.$E$4:.$E163])" office:value-type="float" office:value="372.083333333333" calcext:value-type="float">
            <text:p/>
          </table:table-cell>
          <table:table-cell table:formula="of:=SUMIF([.$B$4:.$B$300];[.B163];[.$E$4:.$E$300])" office:value-type="float" office:value="0" calcext:value-type="float">
            <text:p/>
          </table:table-cell>
          <table:table-cell table:formula="of:=625-[.F163]" office:value-type="float" office:value="252.916666666667" calcext:value-type="float">
            <text:p/>
          </table:table-cell>
          <table:table-cell table:number-columns-repeated="1016"/>
        </table:table-row>
        <table:table-row table:style-name="ro1">
          <table:table-cell/>
          <table:table-cell table:style-name="ce4" table:formula="of:=ISOWEEKNUM([.A164];2)" office:value-type="float" office:value="52" calcext:value-type="float">
            <text:p/>
          </table:table-cell>
          <table:table-cell table:number-columns-repeated="2"/>
          <table:table-cell table:formula="of:=MOD(([.D164]-[.C164])*24;24)" office:value-type="float" office:value="0" calcext:value-type="float">
            <text:p/>
          </table:table-cell>
          <table:table-cell table:formula="of:=SUM([.$E$4:.$E164])" office:value-type="float" office:value="372.083333333333" calcext:value-type="float">
            <text:p/>
          </table:table-cell>
          <table:table-cell table:formula="of:=SUMIF([.$B$4:.$B$300];[.B164];[.$E$4:.$E$300])" office:value-type="float" office:value="0" calcext:value-type="float">
            <text:p/>
          </table:table-cell>
          <table:table-cell table:formula="of:=625-[.F164]" office:value-type="float" office:value="252.916666666667" calcext:value-type="float">
            <text:p/>
          </table:table-cell>
          <table:table-cell table:number-columns-repeated="1016"/>
        </table:table-row>
        <table:table-row table:style-name="ro1">
          <table:table-cell/>
          <table:table-cell table:style-name="ce4" table:formula="of:=ISOWEEKNUM([.A165];2)" office:value-type="float" office:value="52" calcext:value-type="float">
            <text:p/>
          </table:table-cell>
          <table:table-cell table:number-columns-repeated="2"/>
          <table:table-cell table:formula="of:=MOD(([.D165]-[.C165])*24;24)" office:value-type="float" office:value="0" calcext:value-type="float">
            <text:p/>
          </table:table-cell>
          <table:table-cell table:formula="of:=SUM([.$E$4:.$E165])" office:value-type="float" office:value="372.083333333333" calcext:value-type="float">
            <text:p/>
          </table:table-cell>
          <table:table-cell table:formula="of:=SUMIF([.$B$4:.$B$300];[.B165];[.$E$4:.$E$300])" office:value-type="float" office:value="0" calcext:value-type="float">
            <text:p/>
          </table:table-cell>
          <table:table-cell table:formula="of:=625-[.F165]" office:value-type="float" office:value="252.916666666667" calcext:value-type="float">
            <text:p/>
          </table:table-cell>
          <table:table-cell table:number-columns-repeated="1016"/>
        </table:table-row>
        <table:table-row table:style-name="ro1">
          <table:table-cell/>
          <table:table-cell table:style-name="ce4" table:formula="of:=ISOWEEKNUM([.A166];2)" office:value-type="float" office:value="52" calcext:value-type="float">
            <text:p/>
          </table:table-cell>
          <table:table-cell table:number-columns-repeated="2"/>
          <table:table-cell table:formula="of:=MOD(([.D166]-[.C166])*24;24)" office:value-type="float" office:value="0" calcext:value-type="float">
            <text:p/>
          </table:table-cell>
          <table:table-cell table:formula="of:=SUM([.$E$4:.$E166])" office:value-type="float" office:value="372.083333333333" calcext:value-type="float">
            <text:p/>
          </table:table-cell>
          <table:table-cell table:formula="of:=SUMIF([.$B$4:.$B$300];[.B166];[.$E$4:.$E$300])" office:value-type="float" office:value="0" calcext:value-type="float">
            <text:p/>
          </table:table-cell>
          <table:table-cell table:formula="of:=625-[.F166]" office:value-type="float" office:value="252.916666666667" calcext:value-type="float">
            <text:p/>
          </table:table-cell>
          <table:table-cell table:number-columns-repeated="1016"/>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72.083333333333" calcext:value-type="float">
            <text:p/>
          </table:table-cell>
          <table:table-cell table:formula="of:=SUMIF([.$B$4:.$B$300];[.B167];[.$E$4:.$E$300])" office:value-type="float" office:value="0" calcext:value-type="float">
            <text:p/>
          </table:table-cell>
          <table:table-cell table:formula="of:=625-[.F167]" office:value-type="float" office:value="252.916666666667"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72.083333333333" calcext:value-type="float">
            <text:p/>
          </table:table-cell>
          <table:table-cell table:formula="of:=SUMIF([.$B$4:.$B$300];[.B168];[.$E$4:.$E$300])" office:value-type="float" office:value="0" calcext:value-type="float">
            <text:p/>
          </table:table-cell>
          <table:table-cell table:formula="of:=625-[.F168]" office:value-type="float" office:value="252.916666666667"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72.083333333333" calcext:value-type="float">
            <text:p/>
          </table:table-cell>
          <table:table-cell table:formula="of:=SUMIF([.$B$4:.$B$300];[.B169];[.$E$4:.$E$300])" office:value-type="float" office:value="0" calcext:value-type="float">
            <text:p/>
          </table:table-cell>
          <table:table-cell table:formula="of:=625-[.F169]" office:value-type="float" office:value="252.916666666667"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72.083333333333" calcext:value-type="float">
            <text:p/>
          </table:table-cell>
          <table:table-cell table:formula="of:=SUMIF([.$B$4:.$B$300];[.B170];[.$E$4:.$E$300])" office:value-type="float" office:value="0" calcext:value-type="float">
            <text:p/>
          </table:table-cell>
          <table:table-cell table:formula="of:=625-[.F170]" office:value-type="float" office:value="252.916666666667"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72.083333333333" calcext:value-type="float">
            <text:p/>
          </table:table-cell>
          <table:table-cell table:formula="of:=SUMIF([.$B$4:.$B$300];[.B171];[.$E$4:.$E$300])" office:value-type="float" office:value="0" calcext:value-type="float">
            <text:p/>
          </table:table-cell>
          <table:table-cell table:formula="of:=625-[.F171]" office:value-type="float" office:value="252.916666666667"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72.083333333333" calcext:value-type="float">
            <text:p/>
          </table:table-cell>
          <table:table-cell table:formula="of:=SUMIF([.$B$4:.$B$300];[.B172];[.$E$4:.$E$300])" office:value-type="float" office:value="0" calcext:value-type="float">
            <text:p/>
          </table:table-cell>
          <table:table-cell table:formula="of:=625-[.F172]" office:value-type="float" office:value="252.916666666667"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72.083333333333" calcext:value-type="float">
            <text:p/>
          </table:table-cell>
          <table:table-cell table:formula="of:=SUMIF([.$B$4:.$B$300];[.B173];[.$E$4:.$E$300])" office:value-type="float" office:value="0" calcext:value-type="float">
            <text:p/>
          </table:table-cell>
          <table:table-cell table:formula="of:=625-[.F173]" office:value-type="float" office:value="252.916666666667"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72.083333333333" calcext:value-type="float">
            <text:p/>
          </table:table-cell>
          <table:table-cell table:formula="of:=SUMIF([.$B$4:.$B$300];[.B174];[.$E$4:.$E$300])" office:value-type="float" office:value="0" calcext:value-type="float">
            <text:p/>
          </table:table-cell>
          <table:table-cell table:formula="of:=625-[.F174]" office:value-type="float" office:value="252.916666666667"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72.083333333333" calcext:value-type="float">
            <text:p/>
          </table:table-cell>
          <table:table-cell table:formula="of:=SUMIF([.$B$4:.$B$300];[.B175];[.$E$4:.$E$300])" office:value-type="float" office:value="0" calcext:value-type="float">
            <text:p/>
          </table:table-cell>
          <table:table-cell table:formula="of:=625-[.F175]" office:value-type="float" office:value="252.916666666667"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72.083333333333" calcext:value-type="float">
            <text:p/>
          </table:table-cell>
          <table:table-cell table:formula="of:=SUMIF([.$B$4:.$B$300];[.B176];[.$E$4:.$E$300])" office:value-type="float" office:value="0" calcext:value-type="float">
            <text:p/>
          </table:table-cell>
          <table:table-cell table:formula="of:=625-[.F176]" office:value-type="float" office:value="252.916666666667"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72.083333333333" calcext:value-type="float">
            <text:p/>
          </table:table-cell>
          <table:table-cell table:formula="of:=SUMIF([.$B$4:.$B$300];[.B177];[.$E$4:.$E$300])" office:value-type="float" office:value="0" calcext:value-type="float">
            <text:p/>
          </table:table-cell>
          <table:table-cell table:formula="of:=625-[.F177]" office:value-type="float" office:value="252.916666666667"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72.083333333333" calcext:value-type="float">
            <text:p/>
          </table:table-cell>
          <table:table-cell table:formula="of:=SUMIF([.$B$4:.$B$300];[.B178];[.$E$4:.$E$300])" office:value-type="float" office:value="0" calcext:value-type="float">
            <text:p/>
          </table:table-cell>
          <table:table-cell table:formula="of:=625-[.F178]" office:value-type="float" office:value="252.916666666667"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72.083333333333" calcext:value-type="float">
            <text:p/>
          </table:table-cell>
          <table:table-cell table:formula="of:=SUMIF([.$B$4:.$B$300];[.B179];[.$E$4:.$E$300])" office:value-type="float" office:value="0" calcext:value-type="float">
            <text:p/>
          </table:table-cell>
          <table:table-cell table:formula="of:=625-[.F179]" office:value-type="float" office:value="252.916666666667"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72.083333333333" calcext:value-type="float">
            <text:p/>
          </table:table-cell>
          <table:table-cell table:formula="of:=SUMIF([.$B$4:.$B$300];[.B180];[.$E$4:.$E$300])" office:value-type="float" office:value="0" calcext:value-type="float">
            <text:p/>
          </table:table-cell>
          <table:table-cell table:formula="of:=625-[.F180]" office:value-type="float" office:value="252.916666666667"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72.083333333333" calcext:value-type="float">
            <text:p/>
          </table:table-cell>
          <table:table-cell table:formula="of:=SUMIF([.$B$4:.$B$300];[.B181];[.$E$4:.$E$300])" office:value-type="float" office:value="0" calcext:value-type="float">
            <text:p/>
          </table:table-cell>
          <table:table-cell table:formula="of:=625-[.F181]" office:value-type="float" office:value="252.916666666667"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72.083333333333" calcext:value-type="float">
            <text:p/>
          </table:table-cell>
          <table:table-cell table:formula="of:=SUMIF([.$B$4:.$B$300];[.B182];[.$E$4:.$E$300])" office:value-type="float" office:value="0" calcext:value-type="float">
            <text:p/>
          </table:table-cell>
          <table:table-cell table:formula="of:=625-[.F182]" office:value-type="float" office:value="252.916666666667"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72.083333333333" calcext:value-type="float">
            <text:p/>
          </table:table-cell>
          <table:table-cell table:formula="of:=SUMIF([.$B$4:.$B$300];[.B183];[.$E$4:.$E$300])" office:value-type="float" office:value="0" calcext:value-type="float">
            <text:p/>
          </table:table-cell>
          <table:table-cell table:formula="of:=625-[.F183]" office:value-type="float" office:value="252.916666666667"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72.083333333333" calcext:value-type="float">
            <text:p/>
          </table:table-cell>
          <table:table-cell table:formula="of:=SUMIF([.$B$4:.$B$300];[.B184];[.$E$4:.$E$300])" office:value-type="float" office:value="0" calcext:value-type="float">
            <text:p/>
          </table:table-cell>
          <table:table-cell table:formula="of:=625-[.F184]" office:value-type="float" office:value="252.916666666667"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72.083333333333" calcext:value-type="float">
            <text:p/>
          </table:table-cell>
          <table:table-cell table:formula="of:=SUMIF([.$B$4:.$B$300];[.B185];[.$E$4:.$E$300])" office:value-type="float" office:value="0" calcext:value-type="float">
            <text:p/>
          </table:table-cell>
          <table:table-cell table:formula="of:=625-[.F185]" office:value-type="float" office:value="252.916666666667"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72.083333333333" calcext:value-type="float">
            <text:p/>
          </table:table-cell>
          <table:table-cell table:formula="of:=SUMIF([.$B$4:.$B$300];[.B186];[.$E$4:.$E$300])" office:value-type="float" office:value="0" calcext:value-type="float">
            <text:p/>
          </table:table-cell>
          <table:table-cell table:formula="of:=625-[.F186]" office:value-type="float" office:value="252.916666666667"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72.083333333333" calcext:value-type="float">
            <text:p/>
          </table:table-cell>
          <table:table-cell table:formula="of:=SUMIF([.$B$4:.$B$300];[.B187];[.$E$4:.$E$300])" office:value-type="float" office:value="0" calcext:value-type="float">
            <text:p/>
          </table:table-cell>
          <table:table-cell table:formula="of:=625-[.F187]" office:value-type="float" office:value="252.916666666667"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72.083333333333" calcext:value-type="float">
            <text:p/>
          </table:table-cell>
          <table:table-cell table:formula="of:=SUMIF([.$B$4:.$B$300];[.B188];[.$E$4:.$E$300])" office:value-type="float" office:value="0" calcext:value-type="float">
            <text:p/>
          </table:table-cell>
          <table:table-cell table:formula="of:=625-[.F188]" office:value-type="float" office:value="252.916666666667"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72.083333333333" calcext:value-type="float">
            <text:p/>
          </table:table-cell>
          <table:table-cell table:formula="of:=SUMIF([.$B$4:.$B$300];[.B189];[.$E$4:.$E$300])" office:value-type="float" office:value="0" calcext:value-type="float">
            <text:p/>
          </table:table-cell>
          <table:table-cell table:formula="of:=625-[.F189]" office:value-type="float" office:value="252.916666666667"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72.083333333333" calcext:value-type="float">
            <text:p/>
          </table:table-cell>
          <table:table-cell table:formula="of:=SUMIF([.$B$4:.$B$300];[.B190];[.$E$4:.$E$300])" office:value-type="float" office:value="0" calcext:value-type="float">
            <text:p/>
          </table:table-cell>
          <table:table-cell table:formula="of:=625-[.F190]" office:value-type="float" office:value="252.916666666667"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72.083333333333" calcext:value-type="float">
            <text:p/>
          </table:table-cell>
          <table:table-cell table:formula="of:=SUMIF([.$B$4:.$B$300];[.B191];[.$E$4:.$E$300])" office:value-type="float" office:value="0" calcext:value-type="float">
            <text:p/>
          </table:table-cell>
          <table:table-cell table:formula="of:=625-[.F191]" office:value-type="float" office:value="252.916666666667"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72.083333333333" calcext:value-type="float">
            <text:p/>
          </table:table-cell>
          <table:table-cell table:formula="of:=SUMIF([.$B$4:.$B$300];[.B192];[.$E$4:.$E$300])" office:value-type="float" office:value="0" calcext:value-type="float">
            <text:p/>
          </table:table-cell>
          <table:table-cell table:formula="of:=625-[.F192]" office:value-type="float" office:value="252.916666666667"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72.083333333333" calcext:value-type="float">
            <text:p/>
          </table:table-cell>
          <table:table-cell table:formula="of:=SUMIF([.$B$4:.$B$300];[.B193];[.$E$4:.$E$300])" office:value-type="float" office:value="0" calcext:value-type="float">
            <text:p/>
          </table:table-cell>
          <table:table-cell table:formula="of:=625-[.F193]" office:value-type="float" office:value="252.916666666667"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72.083333333333" calcext:value-type="float">
            <text:p/>
          </table:table-cell>
          <table:table-cell table:formula="of:=SUMIF([.$B$4:.$B$300];[.B194];[.$E$4:.$E$300])" office:value-type="float" office:value="0" calcext:value-type="float">
            <text:p/>
          </table:table-cell>
          <table:table-cell table:formula="of:=625-[.F194]" office:value-type="float" office:value="252.916666666667"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72.083333333333" calcext:value-type="float">
            <text:p/>
          </table:table-cell>
          <table:table-cell table:formula="of:=SUMIF([.$B$4:.$B$300];[.B195];[.$E$4:.$E$300])" office:value-type="float" office:value="0" calcext:value-type="float">
            <text:p/>
          </table:table-cell>
          <table:table-cell table:formula="of:=625-[.F195]" office:value-type="float" office:value="252.916666666667"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72.083333333333" calcext:value-type="float">
            <text:p/>
          </table:table-cell>
          <table:table-cell table:formula="of:=SUMIF([.$B$4:.$B$300];[.B196];[.$E$4:.$E$300])" office:value-type="float" office:value="0" calcext:value-type="float">
            <text:p/>
          </table:table-cell>
          <table:table-cell table:formula="of:=625-[.F196]" office:value-type="float" office:value="252.916666666667"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72.083333333333" calcext:value-type="float">
            <text:p/>
          </table:table-cell>
          <table:table-cell table:formula="of:=SUMIF([.$B$4:.$B$300];[.B197];[.$E$4:.$E$300])" office:value-type="float" office:value="0" calcext:value-type="float">
            <text:p/>
          </table:table-cell>
          <table:table-cell table:formula="of:=625-[.F197]" office:value-type="float" office:value="252.916666666667"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72.083333333333" calcext:value-type="float">
            <text:p/>
          </table:table-cell>
          <table:table-cell table:formula="of:=SUMIF([.$B$4:.$B$300];[.B198];[.$E$4:.$E$300])" office:value-type="float" office:value="0" calcext:value-type="float">
            <text:p/>
          </table:table-cell>
          <table:table-cell table:formula="of:=625-[.F198]" office:value-type="float" office:value="252.916666666667"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72.083333333333" calcext:value-type="float">
            <text:p/>
          </table:table-cell>
          <table:table-cell table:formula="of:=SUMIF([.$B$4:.$B$300];[.B199];[.$E$4:.$E$300])" office:value-type="float" office:value="0" calcext:value-type="float">
            <text:p/>
          </table:table-cell>
          <table:table-cell table:formula="of:=625-[.F199]" office:value-type="float" office:value="252.916666666667"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72.083333333333" calcext:value-type="float">
            <text:p/>
          </table:table-cell>
          <table:table-cell table:formula="of:=SUMIF([.$B$4:.$B$300];[.B200];[.$E$4:.$E$300])" office:value-type="float" office:value="0" calcext:value-type="float">
            <text:p/>
          </table:table-cell>
          <table:table-cell table:formula="of:=625-[.F200]" office:value-type="float" office:value="252.916666666667"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 style:data-style-name="N2" text:time-value="16:05:28.1671744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09:16:24.695664444</meta:creation-date>
    <dc:date>2014-04-14T19:04:26.317860422</dc:date>
    <meta:editing-duration>P10DT22H18M26S</meta:editing-duration>
    <meta:editing-cycles>360</meta:editing-cycles>
    <meta:generator>LibreOffice/4.2.3.3$Linux_X86_64 LibreOffice_project/420m0$Build-3</meta:generator>
    <meta:document-statistic meta:table-count="1" meta:cell-count="1569" meta:object-count="0"/>
  </office:meta>
</office:document-meta>
</file>